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229cm" table:align="left"/>
    </style:style>
    <style:style style:name="Tabella16.A" style:family="table-column">
      <style:table-column-properties style:column-width="1.903cm"/>
    </style:style>
    <style:style style:name="Tabella16.B" style:family="table-column">
      <style:table-column-properties style:column-width="8.123cm"/>
    </style:style>
    <style:style style:name="Tabella16.C" style:family="table-column">
      <style:table-column-properties style:column-width="8.521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90196" officeooo:paragraph-rsid="00190196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7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ccfe0" fo:background-color="#ffffff"/>
    </style:style>
    <style:style style:name="P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dcd97" fo:background-color="#ffffff"/>
    </style:style>
    <style:style style:name="P10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2446d2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be4cd" officeooo:paragraph-rsid="001be4cd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1ccfe0" officeooo:paragraph-rsid="001ccfe0" fo:background-color="#ffffff"/>
    </style:style>
    <style:style style:name="P13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rsid="001ccfe0" officeooo:paragraph-rsid="001dcd97" fo:background-color="#ffffff"/>
    </style:style>
    <style:style style:name="P14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normal" officeooo:rsid="00190196" officeooo:paragraph-rsid="00190196" fo:background-color="#ffffff" style:font-style-asian="normal" style:font-style-complex="normal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rsid="00250929" officeooo:paragraph-rsid="00250929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165bd3"/>
    </style:style>
    <style:style style:name="P19" style:family="paragraph" style:parent-style-name="Standard">
      <style:paragraph-properties fo:text-align="start" style:justify-single-word="false"/>
      <style:text-properties officeooo:paragraph-rsid="00190196"/>
    </style:style>
    <style:style style:name="P20" style:family="paragraph" style:parent-style-name="Standard">
      <style:paragraph-properties fo:text-align="start" style:justify-single-word="false"/>
      <style:text-properties officeooo:paragraph-rsid="001ccfe0"/>
    </style:style>
    <style:style style:name="P21" style:family="paragraph" style:parent-style-name="Standard">
      <style:paragraph-properties fo:text-align="start" style:justify-single-word="false"/>
      <style:text-properties officeooo:paragraph-rsid="001dcd97"/>
    </style:style>
    <style:style style:name="P22" style:family="paragraph" style:parent-style-name="Standard">
      <style:paragraph-properties fo:text-align="start" style:justify-single-word="false"/>
      <style:text-properties officeooo:paragraph-rsid="002446d2"/>
    </style:style>
    <style:style style:name="P23" style:family="paragraph" style:parent-style-name="Standard">
      <style:paragraph-properties fo:text-align="start" style:justify-single-word="false"/>
      <style:text-properties officeooo:paragraph-rsid="00250929"/>
    </style:style>
    <style:style style:name="P24" style:family="paragraph" style:parent-style-name="Standard">
      <style:paragraph-properties fo:text-align="start" style:justify-single-word="false"/>
      <style:text-properties fo:background-color="#ffffff"/>
    </style:style>
    <style:style style:name="P25" style:family="paragraph" style:parent-style-name="Standard">
      <style:paragraph-properties fo:text-align="start" style:justify-single-word="false"/>
      <style:text-properties officeooo:rsid="001be4cd" officeooo:paragraph-rsid="001be4cd" fo:background-color="#ffffff"/>
    </style:style>
    <style:style style:name="P26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style:font-style-asian="italic"/>
    </style:style>
    <style:style style:name="P28" style:family="paragraph" style:parent-style-name="Standard">
      <style:paragraph-properties fo:line-height="100%"/>
      <style:text-properties fo:font-style="italic" officeooo:paragraph-rsid="001dcd97" style:font-style-asian="italic"/>
    </style:style>
    <style:style style:name="P29" style:family="paragraph" style:parent-style-name="Standard">
      <style:paragraph-properties fo:line-height="100%"/>
      <style:text-properties fo:font-style="italic" officeooo:paragraph-rsid="002446d2" style:font-style-asian="italic"/>
    </style:style>
    <style:style style:name="P30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31" style:family="paragraph" style:parent-style-name="Standard">
      <style:paragraph-properties fo:line-height="100%"/>
      <style:text-properties fo:font-style="italic" officeooo:rsid="00165bd3" officeooo:paragraph-rsid="001dcd97" style:font-style-asian="italic"/>
    </style:style>
    <style:style style:name="P32" style:family="paragraph" style:parent-style-name="Standard">
      <style:paragraph-properties fo:line-height="100%"/>
      <style:text-properties fo:font-style="italic" officeooo:rsid="00165bd3" officeooo:paragraph-rsid="002446d2" style:font-style-asian="italic"/>
    </style:style>
    <style:style style:name="P33" style:family="paragraph" style:parent-style-name="Standard">
      <style:paragraph-properties fo:line-height="100%"/>
      <style:text-properties fo:font-style="italic" officeooo:rsid="001a7277" officeooo:paragraph-rsid="001a7277" style:font-style-asian="italic"/>
    </style:style>
    <style:style style:name="P34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35" style:family="paragraph" style:parent-style-name="Standard">
      <style:paragraph-properties fo:text-align="start" style:justify-single-word="false"/>
      <style:text-properties officeooo:rsid="0017267b" officeooo:paragraph-rsid="001dcd97"/>
    </style:style>
    <style:style style:name="P36" style:family="paragraph" style:parent-style-name="Standard">
      <style:paragraph-properties fo:text-align="start" style:justify-single-word="false"/>
      <style:text-properties officeooo:rsid="00190196" officeooo:paragraph-rsid="00190196"/>
    </style:style>
    <style:style style:name="P37" style:family="paragraph" style:parent-style-name="Standard">
      <style:paragraph-properties fo:text-align="start" style:justify-single-word="false"/>
      <style:text-properties officeooo:rsid="001dcd97" officeooo:paragraph-rsid="001dcd97"/>
    </style:style>
    <style:style style:name="P38" style:family="paragraph" style:parent-style-name="Standard">
      <style:paragraph-properties fo:text-align="start" style:justify-single-word="false"/>
      <style:text-properties officeooo:rsid="00250929" officeooo:paragraph-rsid="00250929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41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42" style:family="paragraph" style:parent-style-name="Heading_20_1">
      <style:text-properties officeooo:paragraph-rsid="00154475"/>
    </style:style>
    <style:style style:name="P43" style:family="paragraph" style:parent-style-name="Heading_20_1">
      <style:paragraph-properties fo:margin-top="0cm" fo:margin-bottom="0cm" style:contextual-spacing="false"/>
    </style:style>
    <style:style style:name="P44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45" style:family="paragraph" style:parent-style-name="Heading_20_1">
      <style:paragraph-properties fo:margin-top="0cm" fo:margin-bottom="0cm" style:contextual-spacing="false"/>
      <style:text-properties fo:color="#cc0000" loext:opacity="100%" officeooo:paragraph-rsid="002446d2"/>
    </style:style>
    <style:style style:name="P46" style:family="paragraph" style:parent-style-name="Heading_20_1">
      <style:paragraph-properties fo:margin-top="0cm" fo:margin-bottom="0cm" style:contextual-spacing="false"/>
      <style:text-properties fo:color="#cc0000" loext:opacity="100%" officeooo:paragraph-rsid="001dcd97"/>
    </style:style>
    <style:style style:name="P47" style:family="paragraph" style:parent-style-name="Heading_20_1">
      <style:paragraph-properties fo:margin-top="0cm" fo:margin-bottom="0cm" style:contextual-spacing="false"/>
      <style:text-properties fo:color="#cc0000" loext:opacity="100%" officeooo:paragraph-rsid="00190196"/>
    </style:style>
    <style:style style:name="P48" style:family="paragraph" style:parent-style-name="Heading_20_1">
      <style:paragraph-properties fo:margin-top="0cm" fo:margin-bottom="0cm" style:contextual-spacing="false"/>
      <style:text-properties fo:color="#cc0000" loext:opacity="100%" officeooo:paragraph-rsid="00260ba3"/>
    </style:style>
    <style:style style:name="P49" style:family="paragraph" style:parent-style-name="Heading_20_1">
      <style:paragraph-properties fo:margin-top="0cm" fo:margin-bottom="0cm" style:contextual-spacing="false"/>
      <style:text-properties fo:color="#cc0000" loext:opacity="100%" officeooo:paragraph-rsid="002645bf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01ccfe0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02446d2"/>
    </style:style>
    <style:style style:name="P53" style:family="paragraph" style:parent-style-name="Heading_20_1">
      <style:paragraph-properties fo:margin-top="0cm" fo:margin-bottom="0cm" style:contextual-spacing="false"/>
      <style:text-properties officeooo:paragraph-rsid="001dcd97"/>
    </style:style>
    <style:style style:name="P54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0260ba3"/>
    </style:style>
    <style:style style:name="P56" style:family="paragraph" style:parent-style-name="Heading_20_1">
      <style:paragraph-properties fo:margin-top="0cm" fo:margin-bottom="0cm" style:contextual-spacing="false"/>
      <style:text-properties officeooo:paragraph-rsid="002645bf"/>
    </style:style>
    <style:style style:name="P57" style:family="paragraph" style:parent-style-name="Heading_20_2">
      <style:paragraph-properties fo:margin-top="0cm" fo:margin-bottom="0cm" style:contextual-spacing="false"/>
    </style:style>
    <style:style style:name="P58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59" style:family="paragraph" style:parent-style-name="Heading_20_2">
      <style:paragraph-properties fo:margin-top="0cm" fo:margin-bottom="0cm" style:contextual-spacing="false"/>
      <style:text-properties officeooo:paragraph-rsid="001ccfe0"/>
    </style:style>
    <style:style style:name="P60" style:family="paragraph" style:parent-style-name="Heading_20_2">
      <style:paragraph-properties fo:margin-top="0cm" fo:margin-bottom="0cm" style:contextual-spacing="false"/>
      <style:text-properties officeooo:paragraph-rsid="002446d2"/>
    </style:style>
    <style:style style:name="P61" style:family="paragraph" style:parent-style-name="Heading_20_2">
      <style:paragraph-properties fo:margin-top="0cm" fo:margin-bottom="0cm" style:contextual-spacing="false"/>
      <style:text-properties officeooo:paragraph-rsid="001dcd97"/>
    </style:style>
    <style:style style:name="P62" style:family="paragraph" style:parent-style-name="Heading_20_2">
      <style:paragraph-properties fo:margin-top="0cm" fo:margin-bottom="0cm" style:contextual-spacing="false"/>
      <style:text-properties officeooo:paragraph-rsid="00190196"/>
    </style:style>
    <style:style style:name="P63" style:family="paragraph" style:parent-style-name="Heading_20_2">
      <style:paragraph-properties fo:margin-top="0cm" fo:margin-bottom="0cm" style:contextual-spacing="false"/>
      <style:text-properties officeooo:paragraph-rsid="00260ba3"/>
    </style:style>
    <style:style style:name="P64" style:family="paragraph" style:parent-style-name="Heading_20_2">
      <style:paragraph-properties fo:margin-top="0cm" fo:margin-bottom="0cm" style:contextual-spacing="false"/>
      <style:text-properties officeooo:paragraph-rsid="002645bf"/>
    </style:style>
    <style:style style:name="P6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6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6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ccfe0"/>
    </style:style>
    <style:style style:name="P6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446d2"/>
    </style:style>
    <style:style style:name="P6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dcd97"/>
    </style:style>
    <style:style style:name="P7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90196"/>
    </style:style>
    <style:style style:name="P7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60ba3"/>
    </style:style>
    <style:style style:name="P7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645bf"/>
    </style:style>
    <style:style style:name="P73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74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75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ccfe0"/>
    </style:style>
    <style:style style:name="P76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2446d2"/>
    </style:style>
    <style:style style:name="P77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dcd97"/>
    </style:style>
    <style:style style:name="P78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90196"/>
    </style:style>
    <style:style style:name="P79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260ba3"/>
    </style:style>
    <style:style style:name="P80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2645bf"/>
    </style:style>
    <style:style style:name="P81" style:family="paragraph" style:parent-style-name="Heading_20_3">
      <style:paragraph-properties fo:margin-top="0cm" fo:margin-bottom="0cm" style:contextual-spacing="false" fo:text-align="start" style:justify-single-word="false"/>
      <style:text-properties officeooo:rsid="00250929" officeooo:paragraph-rsid="00250929"/>
    </style:style>
    <style:style style:name="P82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83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84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2446d2"/>
    </style:style>
    <style:style style:name="P85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dcd97"/>
    </style:style>
    <style:style style:name="P86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90196"/>
    </style:style>
    <style:style style:name="P87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260ba3"/>
    </style:style>
    <style:style style:name="P88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2645bf"/>
    </style:style>
    <style:style style:name="P89" style:family="paragraph" style:parent-style-name="Heading_20_3">
      <style:paragraph-properties fo:margin-top="0cm" fo:margin-bottom="0cm" style:contextual-spacing="false" fo:text-align="start" style:justify-single-word="false"/>
      <style:text-properties fo:color="#0c3635" loext:opacity="100%" style:text-position="0% 100%" style:font-name="Bitter" fo:font-weight="bold" officeooo:rsid="00260ba3" officeooo:paragraph-rsid="00260ba3" style:font-name-asian="Bitter" style:font-weight-asian="bold" style:font-name-complex="Bitter"/>
    </style:style>
    <style:style style:name="P90" style:family="paragraph" style:parent-style-name="Standard">
      <style:paragraph-properties fo:text-align="start" style:justify-single-word="false"/>
      <style:text-properties officeooo:paragraph-rsid="00260ba3"/>
    </style:style>
    <style:style style:name="P91" style:family="paragraph" style:parent-style-name="Standard">
      <style:paragraph-properties fo:text-align="start" style:justify-single-word="false"/>
      <style:text-properties officeooo:paragraph-rsid="002645bf"/>
    </style:style>
    <style:style style:name="P92" style:family="paragraph" style:parent-style-name="Standard">
      <style:paragraph-properties fo:text-align="start" style:justify-single-word="false"/>
      <style:text-properties officeooo:paragraph-rsid="00260ba3" fo:background-color="#ffffff"/>
    </style:style>
    <style:style style:name="P93" style:family="paragraph" style:parent-style-name="Standard">
      <style:paragraph-properties fo:text-align="start" style:justify-single-word="false"/>
      <style:text-properties officeooo:rsid="0017267b" officeooo:paragraph-rsid="00260ba3"/>
    </style:style>
    <style:style style:name="P94" style:family="paragraph" style:parent-style-name="Standard">
      <style:paragraph-properties fo:text-align="start" style:justify-single-word="false"/>
      <style:text-properties officeooo:rsid="0017267b" officeooo:paragraph-rsid="002645bf"/>
    </style:style>
    <style:style style:name="P95" style:family="paragraph" style:parent-style-name="Standard">
      <style:paragraph-properties fo:line-height="100%"/>
      <style:text-properties fo:font-style="italic" officeooo:paragraph-rsid="00260ba3" style:font-style-asian="italic"/>
    </style:style>
    <style:style style:name="P96" style:family="paragraph" style:parent-style-name="Standard">
      <style:paragraph-properties fo:line-height="100%"/>
      <style:text-properties fo:font-style="italic" officeooo:paragraph-rsid="002645bf" style:font-style-asian="italic"/>
    </style:style>
    <style:style style:name="P9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260ba3" officeooo:paragraph-rsid="00260ba3" fo:background-color="#ffffff" style:font-style-asian="italic" style:font-style-complex="italic"/>
    </style:style>
    <style:style style:name="P9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italic" officeooo:rsid="00260ba3" officeooo:paragraph-rsid="00260ba3" fo:background-color="#ffffff" style:font-style-asian="italic" style:font-style-complex="italic"/>
    </style:style>
    <style:style style:name="P9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font-style="italic" officeooo:rsid="00260ba3" officeooo:paragraph-rsid="002645bf" fo:background-color="#ffffff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250929" fo:background-color="#ffffff" loext:char-shading-value="0" style:font-style-complex="italic"/>
    </style:style>
    <style:style style:name="T7" style:family="text">
      <style:text-properties officeooo:rsid="00190196" fo:background-color="#ffffff" loext:char-shading-value="0"/>
    </style:style>
    <style:style style:name="T8" style:family="text">
      <style:text-properties officeooo:rsid="001ccfe0" fo:background-color="#ffffff" loext:char-shading-value="0"/>
    </style:style>
    <style:style style:name="T9" style:family="text">
      <style:text-properties fo:color="#cc0000" loext:opacity="100%"/>
    </style:style>
    <style:style style:name="T10" style:family="text">
      <style:text-properties fo:color="#cc0000" loext:opacity="100%" officeooo:rsid="001ccfe0"/>
    </style:style>
    <style:style style:name="T11" style:family="text">
      <style:text-properties fo:color="#cc0000" loext:opacity="100%" fo:language="en" fo:country="US"/>
    </style:style>
    <style:style style:name="T12" style:family="text">
      <style:text-properties fo:color="#cc0000" loext:opacity="100%" fo:language="en" fo:country="US" officeooo:rsid="001ccfe0"/>
    </style:style>
    <style:style style:name="T13" style:family="text">
      <style:text-properties fo:color="#cc0000" loext:opacity="100%" fo:language="en" fo:country="US" officeooo:rsid="0024bde3"/>
    </style:style>
    <style:style style:name="T14" style:family="text">
      <style:text-properties fo:color="#cc0000" loext:opacity="100%" officeooo:rsid="00250929"/>
    </style:style>
    <style:style style:name="T15" style:family="text">
      <style:text-properties officeooo:rsid="00162577"/>
    </style:style>
    <style:style style:name="T16" style:family="text">
      <style:text-properties officeooo:rsid="00163c03"/>
    </style:style>
    <style:style style:name="T17" style:family="text">
      <style:text-properties officeooo:rsid="00165bd3"/>
    </style:style>
    <style:style style:name="T18" style:family="text">
      <style:text-properties officeooo:rsid="0017267b"/>
    </style:style>
    <style:style style:name="T19" style:family="text">
      <style:text-properties officeooo:rsid="00174289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8c02b" style:font-style-asian="normal" style:font-style-complex="normal"/>
    </style:style>
    <style:style style:name="T22" style:family="text">
      <style:text-properties officeooo:rsid="0018c02b"/>
    </style:style>
    <style:style style:name="T23" style:family="text">
      <style:text-properties officeooo:rsid="00190196"/>
    </style:style>
    <style:style style:name="T24" style:family="text">
      <style:text-properties style:text-position="0% 100%" officeooo:rsid="001ccfe0"/>
    </style:style>
    <style:style style:name="T25" style:family="text">
      <style:text-properties officeooo:rsid="001ccfe0"/>
    </style:style>
    <style:style style:name="T26" style:family="text">
      <style:text-properties officeooo:rsid="001dcd97"/>
    </style:style>
    <style:style style:name="T27" style:family="text">
      <style:text-properties officeooo:rsid="00219eec"/>
    </style:style>
    <style:style style:name="T28" style:family="text">
      <style:text-properties officeooo:rsid="00232f5a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ccfe0"/>
    </style:style>
    <style:style style:name="T31" style:family="text">
      <style:text-properties fo:language="en" fo:country="US" officeooo:rsid="002446d2"/>
    </style:style>
    <style:style style:name="T32" style:family="text">
      <style:text-properties fo:language="en" fo:country="US" officeooo:rsid="00250929"/>
    </style:style>
    <style:style style:name="T33" style:family="text">
      <style:text-properties officeooo:rsid="00250929"/>
    </style:style>
    <style:style style:name="T34" style:family="text">
      <style:text-properties officeooo:rsid="00260ba3"/>
    </style:style>
    <style:style style:name="T35" style:family="text">
      <style:text-properties style:text-position="super 58%"/>
    </style:style>
    <style:style style:name="T36" style:family="text">
      <style:text-properties officeooo:rsid="00264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42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457413474752">
          <table:table-cell table:style-name="Tabella1.A1" office:value-type="string">
            <text:h text:style-name="P57" text:outline-level="2"><text:bookmark text:name="_p0004dld5iri"/>#</text:h>
          </table:table-cell>
          <table:table-cell table:style-name="Tabella1.B1" office:value-type="string">
            <text:h text:style-name="P65" text:outline-level="2"><text:bookmark text:name="_p0004dld5iri1"/>Attore</text:h>
          </table:table-cell>
          <table:table-cell table:style-name="Tabella1.B1" office:value-type="string">
            <text:h text:style-name="P65" text:outline-level="2"><text:bookmark text:name="_p0004dld5iri2"/>Sistema</text:h>
          </table:table-cell>
        </table:table-row>
        <table:table-row table:style-name="TableLine2457413467680">
          <table:table-cell table:style-name="Tabella1.A2" office:value-type="string">
            <text:h text:style-name="P73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2457413478016">
          <table:table-cell table:style-name="Tabella1.A3" office:value-type="string">
            <text:h text:style-name="P73" text:outline-level="3"/>
          </table:table-cell>
          <table:table-cell table:style-name="Tabella1.B3" office:value-type="string">
            <text:p text:style-name="P2">Se è in definizione un turno di servizio prosegui col passo 2, altrimenti vai al passo <text:span text:style-name="T33">5</text:span></text:p>
          </table:table-cell>
          <table:table-cell table:style-name="Tabella1.C3" office:value-type="string">
            <text:p text:style-name="P17"/>
          </table:table-cell>
        </table:table-row>
        <table:table-row table:style-name="TableLine2457413462784">
          <table:table-cell table:style-name="Tabella1.A5" office:value-type="string">
            <text:h text:style-name="P73" text:outline-level="3"><text:bookmark text:name="_pa0e6zrbleih2"/>2</text:h>
          </table:table-cell>
          <table:table-cell table:style-name="Tabella1.B5" office:value-type="string">
            <text:p text:style-name="P1">Consulta l’elenco degli eventi</text:p>
          </table:table-cell>
          <table:table-cell table:style-name="Tabella1.C5" office:value-type="string">
            <text:p text:style-name="P17">Restituisce l<text:span text:style-name="T33">a lista degli eventi</text:span></text:p>
          </table:table-cell>
        </table:table-row>
        <table:table-row table:style-name="TableLine2457413474208">
          <table:table-cell table:style-name="Tabella1.A5" office:value-type="string">
            <text:h text:style-name="P81" text:outline-level="3">3</text:h>
          </table:table-cell>
          <table:table-cell table:style-name="Tabella1.B5" office:value-type="string">
            <text:p text:style-name="P16">Seleziona un evento dalla lista</text:p>
          </table:table-cell>
          <table:table-cell table:style-name="Tabella1.C5" office:value-type="string">
            <text:p text:style-name="P38">Restituisce le informazioni sull’evento</text:p>
          </table:table-cell>
        </table:table-row>
        <table:table-row table:style-name="TableLine2457413469040">
          <table:table-cell table:style-name="Tabella1.A6" office:value-type="string">
            <text:h text:style-name="P81" text:outline-level="3">4</text:h>
          </table:table-cell>
          <table:table-cell table:style-name="Tabella1.B6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20"> </text:span></text:span><text:span text:style-name="Car._20_predefinito_20_paragrafo"><text:span text:style-name="T21">chiede al sistema di creare un turno per ogni servizio dell’evento</text:span></text:span></text:p>
          </table:table-cell>
          <table:table-cell table:style-name="Tabella1.C6" office:value-type="string">
            <text:p text:style-name="P17"><text:span text:style-name="T16">V</text:span>engono creati i turni di servizio precompilati dove ogni turno corrisponde a un servizio dell’evento</text:p>
          </table:table-cell>
        </table:table-row>
        <table:table-row table:style-name="TableLine2457413478288">
          <table:table-cell table:style-name="Tabella1.A8" office:value-type="string">
            <text:h text:style-name="P81" text:outline-level="3">5</text:h>
          </table:table-cell>
          <table:table-cell table:style-name="Tabella1.B8" office:value-type="string">
            <text:p text:style-name="P11">Consulta il calendario</text:p>
          </table:table-cell>
          <table:table-cell table:style-name="Tabella1.C8" office:value-type="string">
            <text:p text:style-name="P25">Restituisce il calendario con tutti i turni</text:p>
          </table:table-cell>
        </table:table-row>
        <table:table-row table:style-name="TableLine2457413463600">
          <table:table-cell table:style-name="Tabella1.A8" office:value-type="string">
            <text:h text:style-name="P73" text:outline-level="3"/>
          </table:table-cell>
          <table:table-cell table:style-name="Tabella1.B8" office:value-type="string">
            <text:p text:style-name="P4">Se non è necessario proseguire termina il caso d’uso altrimenti procede al passo <text:span text:style-name="T33">6</text:span></text:p>
          </table:table-cell>
          <table:table-cell table:style-name="Tabella1.C8" office:value-type="string">
            <text:p text:style-name="P24"/>
          </table:table-cell>
        </table:table-row>
        <table:table-row table:style-name="TableLine2457413466320">
          <table:table-cell table:style-name="Tabella1.A9" office:value-type="string">
            <text:h text:style-name="P81" text:outline-level="3">6</text:h>
          </table:table-cell>
          <table:table-cell table:style-name="Tabella1.B9" office:value-type="string">
            <text:p text:style-name="P1"><text:span text:style-name="Car._20_predefinito_20_paragrafo"><text:span text:style-name="T4">Inserisce un turno </text:span></text:span><text:span text:style-name="Car._20_predefinito_20_paragrafo"><text:span text:style-name="T8">specificando data e durata e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7">il </text:span></text:span><text:span text:style-name="Car._20_predefinito_20_paragrafo"><text:span text:style-name="T4">luogo</text:span></text:span></text:p>
          </table:table-cell>
          <table:table-cell table:style-name="Tabella1.C9" office:value-type="string">
            <text:p text:style-name="P5">Registra il nuovo turno<text:span text:style-name="T22">, se è un turno di servizio associa il turno all’evento selezionato </text:span></text:p>
          </table:table-cell>
        </table:table-row>
        <table:table-row table:style-name="TableLine2457413464144">
          <table:table-cell table:style-name="Tabella1.A10" office:value-type="string">
            <text:h text:style-name="P81" text:outline-level="3">7</text:h>
          </table:table-cell>
          <table:table-cell table:style-name="Tabella1.B10" office:value-type="string">
            <text:p text:style-name="P3">Opzionalmente<text:span text:style-name="T20"> indica una ricorrenza per il turno specificando frequenza, data di inizio e data di fine</text:span></text:p>
          </table:table-cell>
          <table:table-cell table:style-name="Tabella1.C10" office:value-type="string">
            <text:p text:style-name="P5"/>
          </table:table-cell>
        </table:table-row>
        <text:soft-page-break/>
        <table:table-row table:style-name="TableLine2457413478560">
          <table:table-cell table:style-name="Tabella1.A11" office:value-type="string">
            <text:h text:style-name="P81" text:outline-level="3">8</text:h>
          </table:table-cell>
          <table:table-cell table:style-name="Tabella1.B11" office:value-type="string">
            <text:p text:style-name="P24"><text:span text:style-name="T2">Opzionalmente</text:span> indica una data limite per togliere la disponibilità</text:p>
          </table:table-cell>
          <table:table-cell table:style-name="Tabella1.C11" office:value-type="string">
            <text:p text:style-name="P24">Registra le informazioni aggiuntive</text:p>
          </table:table-cell>
        </table:table-row>
        <table:table-row table:style-name="TableLine2457413468496">
          <table:table-cell table:style-name="Tabella1.A12" office:value-type="string">
            <text:h text:style-name="P73" text:outline-level="3"/>
          </table:table-cell>
          <table:table-cell table:style-name="Tabella1.B12" office:value-type="string">
            <text:p text:style-name="P26">Se vuole torna al passo <text:span text:style-name="T33">6</text:span><text:span text:style-name="T25"> </text:span>altrimenti prosegue</text:p>
          </table:table-cell>
          <table:table-cell table:style-name="Tabella1.C12" office:value-type="string">
            <text:p text:style-name="P24"/>
          </table:table-cell>
        </table:table-row>
        <table:table-row table:style-name="TableLine2457413465232">
          <table:table-cell table:style-name="Tabella1.A13" office:value-type="string">
            <text:h text:style-name="P81" text:outline-level="3">9</text:h>
          </table:table-cell>
          <table:table-cell table:style-name="Tabella1.B13" office:value-type="string">
            <text:p text:style-name="P24"><text:span text:style-name="T2">Opzionalmente</text:span> raggruppa un insieme di turni</text:p>
          </table:table-cell>
          <table:table-cell table:style-name="Tabella1.C13" office:value-type="string">
            <text:p text:style-name="P92">Registra <text:span text:style-name="T34">il raggruppamento</text:span></text:p>
          </table:table-cell>
        </table:table-row>
        <table:table-row table:style-name="TableLine2457413476928">
          <table:table-cell table:style-name="Tabella1.A14" office:value-type="string">
            <text:h text:style-name="P73" text:outline-level="3"/>
          </table:table-cell>
          <table:table-cell table:style-name="Tabella1.B14" office:value-type="string">
            <text:p text:style-name="P23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6">9</text:span></text:span><text:span text:style-name="Car._20_predefinito_20_paragrafo"><text:span text:style-name="T3"> finché non è soddisfatto</text:span></text:span></text:p>
          </table:table-cell>
          <table:table-cell table:style-name="Tabella1.C14" office:value-type="string">
            <text:p text:style-name="P24"/>
          </table:table-cell>
        </table:table-row>
        <table:table-row table:style-name="TableLine2457413468768">
          <table:table-cell table:style-name="Tabella1.A15" office:value-type="string">
            <text:h text:style-name="P73" text:outline-level="3"/>
          </table:table-cell>
          <table:table-cell table:style-name="Tabella1.B15" office:value-type="string">
            <text:p text:style-name="P26">Termina il caso d’uso</text:p>
          </table:table-cell>
          <table:table-cell table:style-name="Tabella1.C15" office:value-type="string">
            <text:p text:style-name="P24"/>
          </table:table-cell>
        </table:table-row>
      </table:table>
      <text:h text:style-name="P44" text:outline-level="1"/>
      <text:h text:style-name="P44" text:outline-level="1">Eccezione <text:span text:style-name="T33">6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457413477200">
          <table:table-cell table:style-name="Tabella5.A1" office:value-type="string">
            <text:h text:style-name="P58" text:outline-level="2"><text:bookmark text:name="_1spbqei1cuj4"/>#</text:h>
          </table:table-cell>
          <table:table-cell table:style-name="Tabella5.B1" office:value-type="string">
            <text:h text:style-name="P66" text:outline-level="2"><text:bookmark text:name="_in2jg76h5979"/>Attore</text:h>
          </table:table-cell>
          <table:table-cell table:style-name="Tabella5.B1" office:value-type="string">
            <text:h text:style-name="P66" text:outline-level="2"><text:bookmark text:name="_ddqx4n6kt0gu"/>Sistema</text:h>
          </table:table-cell>
        </table:table-row>
        <table:table-row table:style-name="TableLine2457413467136">
          <table:table-cell table:style-name="Tabella5.A2" office:value-type="string">
            <text:h text:style-name="P83" text:outline-level="3"><text:span text:style-name="T33">6</text:span>.1a.1</text:h>
          </table:table-cell>
          <table:table-cell table:style-name="Tabella5.B2" office:value-type="string">
            <text:p text:style-name="P8"><text:span text:style-name="Car._20_predefinito_20_paragrafo">Inserisce un turno </text:span><text:span text:style-name="Car._20_predefinito_20_paragrafo"><text:span text:style-name="T25">specificando data e durata e </text:span></text:span><text:span text:style-name="Car._20_predefinito_20_paragrafo"><text:span text:style-name="T2">opzionalmente </text:span></text:span><text:span text:style-name="Car._20_predefinito_20_paragrafo"><text:span text:style-name="T23">il </text:span></text:span><text:span text:style-name="Car._20_predefinito_20_paragrafo">luogo</text:span></text:p>
          </table:table-cell>
          <table:table-cell table:style-name="Tabella5.C2" office:value-type="string">
            <text:p text:style-name="P18"><text:span text:style-name="T17">La data selezionata</text:span> è nel passato</text:p>
          </table:table-cell>
        </table:table-row>
        <table:table-row table:style-name="TableLine2457413480464">
          <table:table-cell table:style-name="Tabella5.A3" office:value-type="string">
            <text:h text:style-name="P74" text:outline-level="3"><text:bookmark text:name="_x7fvb0siii9n"/></text:h>
          </table:table-cell>
          <table:table-cell table:style-name="Tabella5.B3" office:value-type="string">
            <text:p text:style-name="P30">Ripete il passo <text:span text:style-name="T33">6</text:span></text:p>
          </table:table-cell>
          <table:table-cell table:style-name="Tabella5.C3" office:value-type="string">
            <text:p text:style-name="P18"/>
          </table:table-cell>
        </table:table-row>
      </table:table>
      <text:h text:style-name="P50" text:outline-level="1"><text:span text:style-name="Car._20_predefinito_20_paragrafo"><text:span text:style-name="T9"/></text:span></text:h>
      <text:h text:style-name="P43" text:outline-level="1"><text:span text:style-name="Car._20_predefinito_20_paragrafo"><text:span text:style-name="T9">Eccezione </text:span></text:span><text:span text:style-name="Car._20_predefinito_20_paragrafo"><text:span text:style-name="T14">6</text:span></text:span><text:span text:style-name="Car._20_predefinito_20_paragrafo"><text:span text:style-name="T9">.1</text:span></text:span><text:span text:style-name="Car._20_predefinito_20_paragrafo"><text:span text:style-name="T10">b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457413470672">
          <table:table-cell table:style-name="Tabella2.A1" office:value-type="string">
            <text:h text:style-name="P57" text:outline-level="2"><text:bookmark text:name="_1spbqei1cuj41"/>#</text:h>
          </table:table-cell>
          <table:table-cell table:style-name="Tabella2.B1" office:value-type="string">
            <text:h text:style-name="P65" text:outline-level="2"><text:bookmark text:name="_in2jg76h59791"/>Attore</text:h>
          </table:table-cell>
          <table:table-cell table:style-name="Tabella2.B1" office:value-type="string">
            <text:h text:style-name="P65" text:outline-level="2"><text:bookmark text:name="_ddqx4n6kt0gu1"/>Sistema</text:h>
          </table:table-cell>
        </table:table-row>
        <table:table-row table:style-name="TableLine2457413491616">
          <table:table-cell table:style-name="Tabella2.A2" office:value-type="string">
            <text:h text:style-name="P82" text:outline-level="3"><text:span text:style-name="T33">6</text:span>.1<text:span text:style-name="T25">b</text:span>.1</text:h>
          </table:table-cell>
          <table:table-cell table:style-name="Tabella2.B2" office:value-type="string">
            <text:p text:style-name="P14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17">Sul calendario <text:span text:style-name="T15">si verifica una sovrapposizione di turni preparatori </text:span></text:p>
          </table:table-cell>
        </table:table-row>
        <table:table-row table:style-name="TableLine2457413487808">
          <table:table-cell table:style-name="Tabella2.A3" office:value-type="string">
            <text:h text:style-name="P73" text:outline-level="3"><text:bookmark text:name="_x7fvb0siii9n1"/></text:h>
          </table:table-cell>
          <table:table-cell table:style-name="Tabella2.B3" office:value-type="string">
            <text:p text:style-name="P27">Termina il caso d’uso</text:p>
          </table:table-cell>
          <table:table-cell table:style-name="Tabella2.C3" office:value-type="string">
            <text:p text:style-name="P17"/>
          </table:table-cell>
        </table:table-row>
      </table:table>
      <text:h text:style-name="P43" text:outline-level="1"/>
      <text:h text:style-name="P43" text:outline-level="1"><text:bookmark text:name="_fmu94t6hev3x"/>Estensione <text:span text:style-name="T28">(</text:span><text:span text:style-name="T33">6</text:span>-<text:span text:style-name="T33">7</text:span><text:span text:style-name="T28">-</text:span><text:span text:style-name="T33">8</text:span><text:span text:style-name="T28">)</text:span>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457413487536">
          <table:table-cell table:style-name="Tabella3.A1" office:value-type="string">
            <text:h text:style-name="P57" text:outline-level="2"><text:bookmark text:name="_c1spi84yq2kg"/>#</text:h>
          </table:table-cell>
          <table:table-cell table:style-name="Tabella3.B1" office:value-type="string">
            <text:h text:style-name="P65" text:outline-level="2"><text:bookmark text:name="_ltt8uo9pou4l"/>Attore</text:h>
          </table:table-cell>
          <table:table-cell table:style-name="Tabella3.B1" office:value-type="string">
            <text:h text:style-name="P65" text:outline-level="2"><text:bookmark text:name="_xacqr114gae"/>Sistema</text:h>
          </table:table-cell>
        </table:table-row>
        <table:table-row table:style-name="TableLine2457413496240">
          <table:table-cell table:style-name="Tabella3.A2" office:value-type="string">
            <text:h text:style-name="P73" text:outline-level="3"><text:span text:style-name="T33">(6-7-8)</text:span>a.1</text:h>
          </table:table-cell>
          <table:table-cell table:style-name="Tabella3.B2" office:value-type="string">
            <text:p text:style-name="P5">Elimina un turno</text:p>
          </table:table-cell>
          <table:table-cell table:style-name="Tabella3.C2" office:value-type="string">
            <text:p text:style-name="P5">Elimina il turno </text:p>
          </table:table-cell>
        </table:table-row>
      </table:table>
      <text:h text:style-name="P43" text:outline-level="1"/>
      <text:h text:style-name="P51" text:outline-level="1">Estensione <text:span text:style-name="T28">(</text:span><text:span text:style-name="T33">6</text:span>-<text:span text:style-name="T33">7</text:span><text:span text:style-name="T28">-</text:span><text:span text:style-name="T33">8</text:span><text:span text:style-name="T28">)</text:span><text:span text:style-name="T24">a</text:span><text:span text:style-name="T25">.1a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2457413488896">
          <table:table-cell table:style-name="Tabella8.A1" office:value-type="string">
            <text:h text:style-name="P59" text:outline-level="2"><text:bookmark text:name="_c1spi84yq2kg2"/>#</text:h>
          </table:table-cell>
          <table:table-cell table:style-name="Tabella8.B1" office:value-type="string">
            <text:h text:style-name="P67" text:outline-level="2"><text:bookmark text:name="_ltt8uo9pou4l2"/>Attore</text:h>
          </table:table-cell>
          <table:table-cell table:style-name="Tabella8.B1" office:value-type="string">
            <text:h text:style-name="P67" text:outline-level="2"><text:bookmark text:name="_xacqr114gae2"/>Sistema</text:h>
          </table:table-cell>
        </table:table-row>
        <table:table-row table:style-name="TableLine2457413493520">
          <table:table-cell table:style-name="Tabella8.A2" office:value-type="string">
            <text:h text:style-name="P75" text:outline-level="3"><text:span text:style-name="T33">(6-7-8)</text:span>a.1<text:span text:style-name="T25">a.1</text:span></text:h>
          </table:table-cell>
          <table:table-cell table:style-name="Tabella8.B2" office:value-type="string">
            <text:p text:style-name="P6">Elimina un <text:span text:style-name="T25">gruppo di</text:span> turn<text:span text:style-name="T25">i</text:span></text:p>
          </table:table-cell>
          <table:table-cell table:style-name="Tabella8.C2" office:value-type="string">
            <text:p text:style-name="P6">Elimina il <text:span text:style-name="T25">gruppo e i turni che ne fanno parte</text:span></text:p>
          </table:table-cell>
        </table:table-row>
      </table:table>
      <text:h text:style-name="P51" text:outline-level="1"/>
      <text:h text:style-name="P43" text:outline-level="1">Estensione <text:span text:style-name="T33">6</text:span>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457413490800">
          <table:table-cell table:style-name="Tabella4.A1" office:value-type="string">
            <text:h text:style-name="P57" text:outline-level="2">#</text:h>
          </table:table-cell>
          <table:table-cell table:style-name="Tabella4.B1" office:value-type="string">
            <text:h text:style-name="P65" text:outline-level="2">Attore</text:h>
          </table:table-cell>
          <table:table-cell table:style-name="Tabella4.B1" office:value-type="string">
            <text:h text:style-name="P65" text:outline-level="2">Sistema</text:h>
          </table:table-cell>
        </table:table-row>
        <table:table-row table:style-name="TableLine2457413480192">
          <table:table-cell table:style-name="Tabella4.A2" office:value-type="string">
            <text:h text:style-name="P73" text:outline-level="3"><text:span text:style-name="T33">6</text:span>b.1</text:h>
          </table:table-cell>
          <table:table-cell table:style-name="Tabella4.B2" office:value-type="string">
            <text:p text:style-name="P5">Modifica un turno </text:p>
          </table:table-cell>
          <table:table-cell table:style-name="Tabella4.C2" office:value-type="string">
            <text:p text:style-name="P17">Modifica il turno<text:soft-page-break/></text:p>
          </table:table-cell>
        </table:table-row>
      </table:table>
      <text:h text:style-name="P45" text:outline-level="1"/>
      <text:h text:style-name="P45" text:outline-level="1">Eccezione <text:span text:style-name="T32">6</text:span><text:span text:style-name="T31">b.1</text:span><text:span text:style-name="T29">.1a</text:span>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leLine2457413489168">
          <table:table-cell table:style-name="Tabella13.A1" office:value-type="string">
            <text:h text:style-name="P60" text:outline-level="2"><text:bookmark text:name="_1spbqei1cuj43"/>#</text:h>
          </table:table-cell>
          <table:table-cell table:style-name="Tabella13.B1" office:value-type="string">
            <text:h text:style-name="P68" text:outline-level="2"><text:bookmark text:name="_in2jg76h59793"/>Attore</text:h>
          </table:table-cell>
          <table:table-cell table:style-name="Tabella13.B1" office:value-type="string">
            <text:h text:style-name="P68" text:outline-level="2"><text:bookmark text:name="_ddqx4n6kt0gu3"/>Sistema</text:h>
          </table:table-cell>
        </table:table-row>
        <table:table-row table:style-name="TableLine2457413482640">
          <table:table-cell table:style-name="Tabella13.A2" office:value-type="string">
            <text:h text:style-name="P84" text:outline-level="3"><text:span text:style-name="T32">6</text:span><text:span text:style-name="T31">b.1</text:span><text:span text:style-name="T29">.1a</text:span>.1</text:h>
          </table:table-cell>
          <table:table-cell table:style-name="Tabella13.B2" office:value-type="string">
            <text:p text:style-name="P10"><text:span text:style-name="Car._20_predefinito_20_paragrafo">Modifica un turno </text:span></text:p>
          </table:table-cell>
          <table:table-cell table:style-name="Tabella13.C2" office:value-type="string">
            <text:p text:style-name="P22"><text:span text:style-name="T17">La data selezionata</text:span> è nel passato</text:p>
          </table:table-cell>
        </table:table-row>
        <table:table-row table:style-name="TableLine2457413483456">
          <table:table-cell table:style-name="Tabella13.A3" office:value-type="string">
            <text:h text:style-name="P76" text:outline-level="3"><text:bookmark text:name="_x7fvb0siii9n3"/></text:h>
          </table:table-cell>
          <table:table-cell table:style-name="Tabella13.B3" office:value-type="string">
            <text:p text:style-name="P32">Ripete il passo <text:span text:style-name="T33">6</text:span></text:p>
          </table:table-cell>
          <table:table-cell table:style-name="Tabella13.C3" office:value-type="string">
            <text:p text:style-name="P22"/>
          </table:table-cell>
        </table:table-row>
      </table:table>
      <text:h text:style-name="P52" text:outline-level="1"><text:span text:style-name="Car._20_predefinito_20_paragrafo"><text:span text:style-name="T9"/></text:span></text:h>
      <text:h text:style-name="P52" text:outline-level="1"><text:span text:style-name="Car._20_predefinito_20_paragrafo"><text:span text:style-name="T9">Eccezione </text:span></text:span><text:span text:style-name="Car._20_predefinito_20_paragrafo"><text:span text:style-name="T14">6</text:span></text:span><text:span text:style-name="Car._20_predefinito_20_paragrafo"><text:span text:style-name="T13">b.1</text:span></text:span><text:span text:style-name="Car._20_predefinito_20_paragrafo"><text:span text:style-name="T11">.1</text:span></text:span><text:span text:style-name="Car._20_predefinito_20_paragrafo"><text:span text:style-name="T12">b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leLine2457413484544">
          <table:table-cell table:style-name="Tabella14.A1" office:value-type="string">
            <text:h text:style-name="P60" text:outline-level="2"><text:bookmark text:name="_1spbqei1cuj412"/>#</text:h>
          </table:table-cell>
          <table:table-cell table:style-name="Tabella14.B1" office:value-type="string">
            <text:h text:style-name="P68" text:outline-level="2"><text:bookmark text:name="_in2jg76h597912"/>Attore</text:h>
          </table:table-cell>
          <table:table-cell table:style-name="Tabella14.B1" office:value-type="string">
            <text:h text:style-name="P68" text:outline-level="2"><text:bookmark text:name="_ddqx4n6kt0gu12"/>Sistema</text:h>
          </table:table-cell>
        </table:table-row>
        <table:table-row table:style-name="TableLine2457413509840">
          <table:table-cell table:style-name="Tabella14.A2" office:value-type="string">
            <text:h text:style-name="P84" text:outline-level="3"><text:span text:style-name="T32">6</text:span><text:span text:style-name="T31">b.1</text:span><text:span text:style-name="T29">.1</text:span><text:span text:style-name="T30">b</text:span>.1</text:h>
          </table:table-cell>
          <table:table-cell table:style-name="Tabella14.B2" office:value-type="string">
            <text:p text:style-name="P10"><text:span text:style-name="Car._20_predefinito_20_paragrafo"><text:span text:style-name="T4">Modifica un turno </text:span></text:span></text:p>
          </table:table-cell>
          <table:table-cell table:style-name="Tabella14.C2" office:value-type="string">
            <text:p text:style-name="P22">Sul calendario <text:span text:style-name="T15">si verifica una sovrapposizione di turni preparatori </text:span></text:p>
          </table:table-cell>
        </table:table-row>
        <table:table-row table:style-name="TableLine2457413497872">
          <table:table-cell table:style-name="Tabella14.A3" office:value-type="string">
            <text:h text:style-name="P76" text:outline-level="3"><text:bookmark text:name="_x7fvb0siii9n12"/></text:h>
          </table:table-cell>
          <table:table-cell table:style-name="Tabella14.B3" office:value-type="string">
            <text:p text:style-name="P29">Termina il caso d’uso</text:p>
          </table:table-cell>
          <table:table-cell table:style-name="Tabella14.C3" office:value-type="string">
            <text:p text:style-name="P22"/>
          </table:table-cell>
        </table:table-row>
      </table:table>
      <text:h text:style-name="P52" text:outline-level="1"/>
      <text:h text:style-name="P52" text:outline-level="1">Estensione <text:span text:style-name="T33">6</text:span>b.<text:span text:style-name="T25">1a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2457413485904">
          <table:table-cell table:style-name="Tabella9.A1" office:value-type="string">
            <text:h text:style-name="P59" text:outline-level="2">#</text:h>
          </table:table-cell>
          <table:table-cell table:style-name="Tabella9.B1" office:value-type="string">
            <text:h text:style-name="P67" text:outline-level="2">Attore</text:h>
          </table:table-cell>
          <table:table-cell table:style-name="Tabella9.B1" office:value-type="string">
            <text:h text:style-name="P67" text:outline-level="2">Sistema</text:h>
          </table:table-cell>
        </table:table-row>
        <table:table-row table:style-name="TableLine2457413500864">
          <table:table-cell table:style-name="Tabella9.A2" office:value-type="string">
            <text:h text:style-name="P75" text:outline-level="3"><text:span text:style-name="T33">6</text:span>b.<text:span text:style-name="T25">1a</text:span>.1</text:h>
          </table:table-cell>
          <table:table-cell table:style-name="Tabella9.B2" office:value-type="string">
            <text:p text:style-name="P12">Aggiungi un turno al gruppo di turni</text:p>
          </table:table-cell>
          <table:table-cell table:style-name="Tabella9.C2" office:value-type="string">
            <text:p text:style-name="P20">Modifica il <text:span text:style-name="T25">gruppo di turni</text:span></text:p>
          </table:table-cell>
        </table:table-row>
      </table:table>
      <text:h text:style-name="P51" text:outline-level="1"/>
      <text:h text:style-name="P46" text:outline-level="1">Eccezione <text:span text:style-name="T33">6</text:span><text:span text:style-name="T26">b</text:span>.1a.<text:span text:style-name="T26">1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2457413513920">
          <table:table-cell table:style-name="Tabella11.A1" office:value-type="string">
            <text:h text:style-name="P61" text:outline-level="2"><text:bookmark text:name="_1spbqei1cuj42"/>#</text:h>
          </table:table-cell>
          <table:table-cell table:style-name="Tabella11.B1" office:value-type="string">
            <text:h text:style-name="P69" text:outline-level="2"><text:bookmark text:name="_in2jg76h59792"/>Attore</text:h>
          </table:table-cell>
          <table:table-cell table:style-name="Tabella11.B1" office:value-type="string">
            <text:h text:style-name="P69" text:outline-level="2"><text:bookmark text:name="_ddqx4n6kt0gu2"/>Sistema</text:h>
          </table:table-cell>
        </table:table-row>
        <table:table-row table:style-name="TableLine2457413506032">
          <table:table-cell table:style-name="Tabella11.A2" office:value-type="string">
            <text:h text:style-name="P85" text:outline-level="3"><text:span text:style-name="T33">6</text:span>.1a.1<text:span text:style-name="T26">a.1</text:span></text:h>
          </table:table-cell>
          <table:table-cell table:style-name="Tabella11.B2" office:value-type="string">
            <text:p text:style-name="P13"><text:span text:style-name="Car._20_predefinito_20_paragrafo"><text:span text:style-name="T25">Aggiungi un turno al gruppo di turni</text:span></text:span></text:p>
          </table:table-cell>
          <table:table-cell table:style-name="Tabella11.C2" office:value-type="string">
            <text:p text:style-name="P35"><text:span text:style-name="T26">Nel gruppo è</text:span> presente almeno un turno che non rispetta i vincoli*</text:p>
          </table:table-cell>
        </table:table-row>
        <table:table-row table:style-name="TableLine2457413504128">
          <table:table-cell table:style-name="Tabella11.A3" office:value-type="string">
            <text:h text:style-name="P77" text:outline-level="3"><text:bookmark text:name="_x7fvb0siii9n2"/></text:h>
          </table:table-cell>
          <table:table-cell table:style-name="Tabella11.B3" office:value-type="string">
            <text:p text:style-name="P31">Ripete il passo <text:span text:style-name="T33">6</text:span></text:p>
          </table:table-cell>
          <table:table-cell table:style-name="Tabella11.C3" office:value-type="string">
            <text:p text:style-name="P21"/>
          </table:table-cell>
        </table:table-row>
      </table:table>
      <text:h text:style-name="P53" text:outline-level="1"/>
      <text:h text:style-name="P51" text:outline-level="1">Estensione <text:span text:style-name="T33">6</text:span>b.<text:span text:style-name="T25">1b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2457413505216">
          <table:table-cell table:style-name="Tabella10.A1" office:value-type="string">
            <text:h text:style-name="P59" text:outline-level="2">#</text:h>
          </table:table-cell>
          <table:table-cell table:style-name="Tabella10.B1" office:value-type="string">
            <text:h text:style-name="P67" text:outline-level="2">Attore</text:h>
          </table:table-cell>
          <table:table-cell table:style-name="Tabella10.B1" office:value-type="string">
            <text:h text:style-name="P67" text:outline-level="2">Sistema</text:h>
          </table:table-cell>
        </table:table-row>
        <table:table-row table:style-name="TableLine2457413506848">
          <table:table-cell table:style-name="Tabella10.A2" office:value-type="string">
            <text:h text:style-name="P75" text:outline-level="3"><text:span text:style-name="T33">6</text:span>b.<text:span text:style-name="T25">1b</text:span>.1</text:h>
          </table:table-cell>
          <table:table-cell table:style-name="Tabella10.B2" office:value-type="string">
            <text:p text:style-name="P12"><text:span text:style-name="T27">Elimina</text:span> un turno dal gruppo di turni</text:p>
          </table:table-cell>
          <table:table-cell table:style-name="Tabella10.C2" office:value-type="string">
            <text:p text:style-name="P20">Modifica il <text:span text:style-name="T25">gruppo di turni</text:span></text:p>
          </table:table-cell>
        </table:table-row>
      </table:table>
      <text:h text:style-name="P51" text:outline-level="1"/>
      <text:h text:style-name="P47" text:outline-level="1">Eccezione <text:span text:style-name="T33">7</text:span>.1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2457413497056">
          <table:table-cell table:style-name="Tabella6.A1" office:value-type="string">
            <text:h text:style-name="P62" text:outline-level="2"><text:bookmark text:name="_1spbqei1cuj4111"/>#</text:h>
          </table:table-cell>
          <table:table-cell table:style-name="Tabella6.B1" office:value-type="string">
            <text:h text:style-name="P70" text:outline-level="2"><text:bookmark text:name="_in2jg76h5979111"/>Attore</text:h>
          </table:table-cell>
          <table:table-cell table:style-name="Tabella6.B1" office:value-type="string">
            <text:h text:style-name="P70" text:outline-level="2"><text:bookmark text:name="_ddqx4n6kt0gu111"/>Sistema</text:h>
          </table:table-cell>
        </table:table-row>
        <table:table-row table:style-name="TableLine2457413507664">
          <table:table-cell table:style-name="Tabella6.A2" office:value-type="string">
            <text:h text:style-name="P86" text:outline-level="3"><text:span text:style-name="T33">7</text:span>.1a.1</text:h>
          </table:table-cell>
          <table:table-cell table:style-name="Tabella6.B2" office:value-type="string">
            <text:p text:style-name="P15">Opzionalmente indica una ricorrenza <text:soft-page-break/>per il turno specificando frequenza, data di inizio e data di fine</text:p>
          </table:table-cell>
          <table:table-cell table:style-name="Tabella6.C2" office:value-type="string">
            <text:p text:style-name="P36">La data di fine è antecedente alla data di <text:soft-page-break/>inizio </text:p>
          </table:table-cell>
        </table:table-row>
        <table:table-row table:style-name="TableLine2457413512560">
          <table:table-cell table:style-name="Tabella6.A3" office:value-type="string">
            <text:h text:style-name="P78" text:outline-level="3"><text:bookmark text:name="_x7fvb0siii9n111"/></text:h>
          </table:table-cell>
          <table:table-cell table:style-name="Tabella6.B3" office:value-type="string">
            <text:p text:style-name="P33">Ripete il passo <text:span text:style-name="T33">7</text:span></text:p>
          </table:table-cell>
          <table:table-cell table:style-name="Tabella6.C3" office:value-type="string">
            <text:p text:style-name="P19"/>
          </table:table-cell>
        </table:table-row>
      </table:table>
      <text:h text:style-name="P46" text:outline-level="1"/>
      <text:h text:style-name="P46" text:outline-level="1">Eccezione <text:span text:style-name="T33">8</text:span>.1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leLine2457413509296">
          <table:table-cell table:style-name="Tabella12.A1" office:value-type="string">
            <text:h text:style-name="P61" text:outline-level="2"><text:bookmark text:name="_1spbqei1cuj4112"/>#</text:h>
          </table:table-cell>
          <table:table-cell table:style-name="Tabella12.B1" office:value-type="string">
            <text:h text:style-name="P69" text:outline-level="2"><text:bookmark text:name="_in2jg76h5979112"/>Attore</text:h>
          </table:table-cell>
          <table:table-cell table:style-name="Tabella12.B1" office:value-type="string">
            <text:h text:style-name="P69" text:outline-level="2"><text:bookmark text:name="_ddqx4n6kt0gu112"/>Sistema</text:h>
          </table:table-cell>
        </table:table-row>
        <table:table-row table:style-name="TableLine2457413512288">
          <table:table-cell table:style-name="Tabella12.A2" office:value-type="string">
            <text:h text:style-name="P85" text:outline-level="3"><text:span text:style-name="T33">8</text:span>.1a.1</text:h>
          </table:table-cell>
          <table:table-cell table:style-name="Tabella12.B2" office:value-type="string">
            <text:p text:style-name="P9">Opzionalmente indica una data limite per togliere la disponibilità</text:p>
          </table:table-cell>
          <table:table-cell table:style-name="Tabella12.C2" office:value-type="string">
            <text:p text:style-name="P37">La data limite inserita è antecedente alla data del turno</text:p>
          </table:table-cell>
        </table:table-row>
        <table:table-row table:style-name="TableLine2457413499232">
          <table:table-cell table:style-name="Tabella12.A3" office:value-type="string">
            <text:h text:style-name="P77" text:outline-level="3"><text:bookmark text:name="_x7fvb0siii9n112"/></text:h>
          </table:table-cell>
          <table:table-cell table:style-name="Tabella12.B3" office:value-type="string">
            <text:p text:style-name="P28">Termina il caso d’uso</text:p>
          </table:table-cell>
          <table:table-cell table:style-name="Tabella12.C3" office:value-type="string">
            <text:p text:style-name="P21"/>
          </table:table-cell>
        </table:table-row>
      </table:table>
      <text:h text:style-name="P49" text:outline-level="1"/>
      <text:h text:style-name="P49" text:outline-level="1">Eccezione <text:span text:style-name="T33">9</text:span>.1a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leLine2457688351376">
          <table:table-cell table:style-name="Tabella16.A1" office:value-type="string">
            <text:h text:style-name="P64" text:outline-level="2"><text:bookmark text:name="_1spbqei1cuj4113"/>#</text:h>
          </table:table-cell>
          <table:table-cell table:style-name="Tabella16.B1" office:value-type="string">
            <text:h text:style-name="P72" text:outline-level="2"><text:bookmark text:name="_in2jg76h5979113"/>Attore</text:h>
          </table:table-cell>
          <table:table-cell table:style-name="Tabella16.B1" office:value-type="string">
            <text:h text:style-name="P72" text:outline-level="2"><text:bookmark text:name="_ddqx4n6kt0gu113"/>Sistema</text:h>
          </table:table-cell>
        </table:table-row>
        <table:table-row table:style-name="TableLine2457688341856">
          <table:table-cell table:style-name="Tabella16.A2" office:value-type="string">
            <text:h text:style-name="P88" text:outline-level="3"><text:span text:style-name="T33">9</text:span>.1a.1</text:h>
          </table:table-cell>
          <table:table-cell table:style-name="Tabella16.B2" office:value-type="string">
            <text:p text:style-name="P99">Opzionalmente <text:span text:style-name="T20">raggruppa un insieme di turni </text:span></text:p>
          </table:table-cell>
          <table:table-cell table:style-name="Tabella16.C2" office:value-type="string">
            <text:p text:style-name="P94"><text:span text:style-name="T26">Nel gruppo è</text:span> presente almeno un turno <text:span text:style-name="T36">ricorrente</text:span></text:p>
          </table:table-cell>
        </table:table-row>
        <table:table-row table:style-name="TableLine2457688343488">
          <table:table-cell table:style-name="Tabella16.A3" office:value-type="string">
            <text:h text:style-name="P80" text:outline-level="3"><text:bookmark text:name="_x7fvb0siii9n113"/></text:h>
          </table:table-cell>
          <table:table-cell table:style-name="Tabella16.B3" office:value-type="string">
            <text:p text:style-name="P96">Termina il caso d’uso</text:p>
          </table:table-cell>
          <table:table-cell table:style-name="Tabella16.C3" office:value-type="string">
            <text:p text:style-name="P91"/>
          </table:table-cell>
        </table:table-row>
      </table:table>
      <text:h text:style-name="P56" text:outline-level="1"/>
      <text:h text:style-name="P55" text:outline-level="1">Estensione <text:span text:style-name="T34">9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leLine2457688390816">
          <table:table-cell table:style-name="Tabella15.A1" office:value-type="string">
            <text:h text:style-name="P63" text:outline-level="2">#</text:h>
          </table:table-cell>
          <table:table-cell table:style-name="Tabella15.B1" office:value-type="string">
            <text:h text:style-name="P71" text:outline-level="2">Attore</text:h>
          </table:table-cell>
          <table:table-cell table:style-name="Tabella15.B1" office:value-type="string">
            <text:h text:style-name="P71" text:outline-level="2">Sistema</text:h>
          </table:table-cell>
        </table:table-row>
        <table:table-row table:style-name="TableLine2457688384288">
          <table:table-cell table:style-name="Tabella15.A2" office:value-type="string">
            <text:h text:style-name="P89" text:outline-level="3">9a.1</text:h>
          </table:table-cell>
          <table:table-cell table:style-name="Tabella15.B2" office:value-type="string">
            <text:p text:style-name="P97">Opzionalmente <text:span text:style-name="T20">raggruppa un insieme di turni ricorrenti</text:span></text:p>
          </table:table-cell>
          <table:table-cell table:style-name="Tabella15.C2" office:value-type="string">
            <text:p text:style-name="P92">Registra <text:span text:style-name="T34">il raggruppamento</text:span></text:p>
          </table:table-cell>
        </table:table-row>
      </table:table>
      <text:h text:style-name="P55" text:outline-level="1"/>
      <text:h text:style-name="P48" text:outline-level="1">Eccezione <text:span text:style-name="T33">9</text:span><text:span text:style-name="T34">a</text:span>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457410973616">
          <table:table-cell table:style-name="Tabella7.A1" office:value-type="string">
            <text:h text:style-name="P63" text:outline-level="2"><text:bookmark text:name="_1spbqei1cuj411"/>#</text:h>
          </table:table-cell>
          <table:table-cell table:style-name="Tabella7.B1" office:value-type="string">
            <text:h text:style-name="P71" text:outline-level="2"><text:bookmark text:name="_in2jg76h597911"/>Attore</text:h>
          </table:table-cell>
          <table:table-cell table:style-name="Tabella7.B1" office:value-type="string">
            <text:h text:style-name="P71" text:outline-level="2"><text:bookmark text:name="_ddqx4n6kt0gu11"/>Sistema</text:h>
          </table:table-cell>
        </table:table-row>
        <table:table-row table:style-name="TableLine2457410963824">
          <table:table-cell table:style-name="Tabella7.A2" office:value-type="string">
            <text:h text:style-name="P87" text:outline-level="3"><text:span text:style-name="T33">9</text:span><text:span text:style-name="T34">a</text:span>.1a.1</text:h>
          </table:table-cell>
          <table:table-cell table:style-name="Tabella7.B2" office:value-type="string">
            <text:p text:style-name="P98">Opzionalmente <text:span text:style-name="T20">raggruppa un insieme di turni ricorrenti</text:span></text:p>
          </table:table-cell>
          <table:table-cell table:style-name="Tabella7.C2" office:value-type="string">
            <text:p text:style-name="P93"><text:span text:style-name="T26">Nel gruppo è</text:span> presente almeno un turno che non rispetta i vincoli*</text:p>
          </table:table-cell>
        </table:table-row>
        <table:table-row table:style-name="TableLine2457410967632">
          <table:table-cell table:style-name="Tabella7.A3" office:value-type="string">
            <text:h text:style-name="P79" text:outline-level="3"><text:bookmark text:name="_x7fvb0siii9n11"/></text:h>
          </table:table-cell>
          <table:table-cell table:style-name="Tabella7.B3" office:value-type="string">
            <text:p text:style-name="P95">Termina il caso d’uso</text:p>
          </table:table-cell>
          <table:table-cell table:style-name="Tabella7.C3" office:value-type="string">
            <text:p text:style-name="P90"/>
          </table:table-cell>
        </table:table-row>
      </table:table>
      <text:h text:style-name="P55" text:outline-level="1"/>
      <text:h text:style-name="P54" text:outline-level="1">*<text:span text:style-name="T18">NB:</text:span></text:h>
      <text:p text:style-name="P40">Se si vuole creare un gruppo ricorrente:</text:p>
      <text:p text:style-name="P39">- <text:span text:style-name="T18">Tutti i turni devono essere ricorrenti</text:span></text:p>
      <text:p text:style-name="P39">- <text:span text:style-name="T18">La ricorrenza del gruppo deve essere la stessa di quella di ogni singolo turno ricorrente</text:span></text:p>
      <text:p text:style-name="P39">- <text:span text:style-name="T18">La data di fine ricorrenza non deve superare la data di fine ricorrenza di nessuno dei singoli turni ricorrenti</text:span></text:p>
      <text:p text:style-name="P39">- <text:span text:style-name="T19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6-01T10:43:38.393000000</dc:date>
    <meta:editing-cycles>24</meta:editing-cycles>
    <meta:editing-duration>PT2H36M43S</meta:editing-duration>
    <meta:document-statistic meta:table-count="16" meta:image-count="0" meta:object-count="0" meta:page-count="4" meta:paragraph-count="163" meta:word-count="644" meta:character-count="3931" meta:non-whitespace-character-count="3440"/>
    <meta:template xlink:type="simple" xlink:actuate="onRequest" xlink:title="" xlink:href="Normal.dotm"/>
  </office:meta>
</office:document-meta>
</file>